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58f5" officeooo:paragraph-rsid="001558f5"/>
    </style:style>
    <style:style style:name="P2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3" style:family="paragraph" style:parent-style-name="Preformatted_20_Text" style:list-style-name="L1">
      <style:text-properties officeooo:rsid="001558f5" officeooo:paragraph-rsid="001558f5"/>
    </style:style>
    <style:style style:name="P4" style:family="paragraph" style:parent-style-name="Preformatted_20_Text" style:list-style-name="L1">
      <style:text-properties officeooo:rsid="001558f5" officeooo:paragraph-rsid="001eb093"/>
    </style:style>
    <style:style style:name="P5" style:family="paragraph" style:parent-style-name="Preformatted_20_Text" style:list-style-name="L2">
      <style:text-properties officeooo:rsid="001558f5" officeooo:paragraph-rsid="001558f5"/>
    </style:style>
    <style:style style:name="P6" style:family="paragraph" style:parent-style-name="Preformatted_20_Text" style:list-style-name="L3">
      <style:text-properties officeooo:rsid="001558f5" officeooo:paragraph-rsid="001558f5"/>
    </style:style>
    <style:style style:name="P7" style:family="paragraph" style:parent-style-name="Preformatted_20_Text" style:list-style-name="L4">
      <style:text-properties officeooo:rsid="001558f5" officeooo:paragraph-rsid="001558f5"/>
    </style:style>
    <style:style style:name="P8" style:family="paragraph" style:parent-style-name="Preformatted_20_Text" style:list-style-name="L5">
      <style:text-properties officeooo:rsid="001558f5" officeooo:paragraph-rsid="001558f5"/>
    </style:style>
    <style:style style:name="P9" style:family="paragraph" style:parent-style-name="Preformatted_20_Text" style:list-style-name="L6">
      <style:text-properties officeooo:rsid="001558f5" officeooo:paragraph-rsid="001558f5"/>
    </style:style>
    <style:style style:name="P10" style:family="paragraph" style:parent-style-name="Preformatted_20_Text">
      <style:text-properties officeooo:rsid="001558f5" officeooo:paragraph-rsid="001558f5"/>
    </style:style>
    <style:style style:name="P11" style:family="paragraph" style:parent-style-name="Preformatted_20_Text" style:list-style-name="L6">
      <style:text-properties officeooo:rsid="0016219b" officeooo:paragraph-rsid="0016219b"/>
    </style:style>
    <style:style style:name="P12" style:family="paragraph" style:parent-style-name="Preformatted_20_Text" style:list-style-name="L6">
      <style:text-properties officeooo:rsid="0022ffd0" officeooo:paragraph-rsid="0022ffd0"/>
    </style:style>
    <style:style style:name="P13" style:family="paragraph" style:parent-style-name="Preformatted_20_Text">
      <style:text-properties fo:font-size="14pt" officeooo:rsid="001558f5" officeooo:paragraph-rsid="001558f5" style:font-size-asian="14pt" style:font-size-complex="14pt"/>
    </style:style>
    <style:style style:name="P14" style:family="paragraph" style:parent-style-name="Preformatted_20_Text">
      <style:text-properties fo:font-size="14pt" officeooo:rsid="001558f5" officeooo:paragraph-rsid="0029e453" style:font-size-asian="14pt" style:font-size-complex="14pt"/>
    </style:style>
    <style:style style:name="P15" style:family="paragraph" style:parent-style-name="Preformatted_20_Text">
      <style:text-properties fo:font-size="10pt" officeooo:rsid="001558f5" officeooo:paragraph-rsid="00261585" style:font-size-asian="8.75pt" style:font-size-complex="10pt"/>
    </style:style>
    <style:style style:name="P16" style:family="paragraph" style:parent-style-name="Preformatted_20_Text">
      <style:text-properties fo:font-size="10pt" officeooo:rsid="00261585" officeooo:paragraph-rsid="0022ffd0" style:font-size-asian="8.75pt" style:font-size-complex="10pt"/>
    </style:style>
    <style:style style:name="T1" style:family="text">
      <style:text-properties officeooo:rsid="0021285c"/>
    </style:style>
    <style:style style:name="T2" style:family="text">
      <style:text-properties officeooo:rsid="002892c0"/>
    </style:style>
    <style:style style:name="T3" style:family="text">
      <style:text-properties officeooo:rsid="0029e45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xo Básico de Operações (Servidor).</text:p>
      <text:p text:style-name="P1"/>
      <text:list xml:id="list9047186078759866057" text:style-name="L1">
        <text:list-item>
          <text:p text:style-name="P3">Servidor iniciar espera por conexções.</text:p>
          <text:list>
            <text:list-item>
              <text:p text:style-name="P3">Servidor cria socket.</text:p>
            </text:list-item>
            <text:list-item>
              <text:p text:style-name="P3">Servidor faz o bind do socket.</text:p>
            </text:list-item>
            <text:list-item>
              <text:p text:style-name="P3"><text:s/>Servidor entra no estado de espera por conexões (4 conexões).</text:p>
            </text:list-item>
          </text:list>
        </text:list-item>
        <text:list-item>
          <text:p text:style-name="P3">2. Servidor aceita conexções.</text:p>
          <text:list>
            <text:list-item>
              <text:p text:style-name="P3">Servidor recebe solicitação de conexão.</text:p>
            </text:list-item>
            <text:list-item>
              <text:p text:style-name="P3">Servidor autentica usuário.</text:p>
            </text:list-item>
            <text:list-item>
              <text:p text:style-name="P3">Servidor cria thread para usuário.</text:p>
            </text:list-item>
            <text:list-item>
              <text:p text:style-name="P3">Servidor insere o usuário em uma das duplas.</text:p>
            </text:list-item>
            <text:list-item>
              <text:p text:style-name="P3">Retorna ao passo 2.1 até obter 4 conexões.</text:p>
            </text:list-item>
          </text:list>
        </text:list-item>
        <text:list-item>
          <text:p text:style-name="P3">3. Servidor distribui as cartas.</text:p>
          <text:list>
            <text:list-item>
              <text:p text:style-name="P3">Servidor chama função de distribuir cartas.</text:p>
            </text:list-item>
            <text:list-item>
              <text:p text:style-name="P3">Servidor envia carta para usuário.</text:p>
            </text:list-item>
            <text:list-item>
              <text:p text:style-name="P3">Espera confirmação.</text:p>
            </text:list-item>
            <text:list-item>
              <text:p text:style-name="P4">Retorna ao passo 3.1 até que todos os usuários estejam com cartas.</text:p>
            </text:list-item>
          </text:list>
        </text:list-item>
        <text:list-item>
          <text:p text:style-name="P4">Inicio de partida e decorrer da partida.</text:p>
          <text:list>
            <text:list-item>
              <text:p text:style-name="P3">Servidor sorteia um jogador para iniciar partida.</text:p>
            </text:list-item>
            <text:list-item>
              <text:p text:style-name="P3">Servidor envia sinal de livre para usuário.</text:p>
            </text:list-item>
            <text:list-item>
              <text:p text:style-name="P3">Servidor aguarda pelo jogador e abre tempo limite para jogada.</text:p>
            </text:list-item>
            <text:list-item>
              <text:p text:style-name="P3">Servidor recebe a carta do jogador.</text:p>
            </text:list-item>
            <text:list-item>
              <text:p text:style-name="P3">Servidor envia a carta aos demais jogadores.</text:p>
            </text:list-item>
            <text:list-item>
              <text:p text:style-name="P3">Servidor passa vez para o <text:s/>o próximo jogador.</text:p>
            </text:list-item>
            <text:list-item>
              <text:p text:style-name="P3">Retorna ao passo 2 até que o jogo termine.</text:p>
            </text:list-item>
          </text:list>
          <text:p text:style-name="P3"/>
        </text:list-item>
      </text:list>
      <text:p text:style-name="P2">Fluxo básico de operações do jogador.</text:p>
      <text:p text:style-name="P1"/>
      <text:list xml:id="list3606395106091146096" text:style-name="L2">
        <text:list-item>
          <text:p text:style-name="P5">Jogador acessa o server.</text:p>
          <text:list>
            <text:list-item>
              <text:p text:style-name="P5">Jogador cria socket.</text:p>
            </text:list-item>
            <text:list-item>
              <text:p text:style-name="P5">Inicia processo de conexão com o servidor.</text:p>
            </text:list-item>
            <text:list-item>
              <text:p text:style-name="P5">Se autentica.</text:p>
            </text:list-item>
            <text:list-item>
              <text:p text:style-name="P5">Aguarda o servidor iniciar a partida.</text:p>
            </text:list-item>
            <text:list-item>
              <text:p text:style-name="P5">Jogador recebe catas.</text:p>
            </text:list-item>
          </text:list>
        </text:list-item>
        <text:list-item>
          <text:p text:style-name="P5">Jogador aguarda por suas cartas.</text:p>
          <text:list>
            <text:list-item>
              <text:p text:style-name="P5">Recebe cartas do servidor.</text:p>
            </text:list-item>
            <text:list-item>
              <text:p text:style-name="P5">Confirma recebimento das cartas.</text:p>
            </text:list-item>
            <text:list-item>
              <text:p text:style-name="P5">Aguarda pelo início da partida.</text:p>
            </text:list-item>
          </text:list>
        </text:list-item>
        <text:list-item>
          <text:p text:style-name="P5">Introdução e decorrer da partida.</text:p>
          <text:list>
            <text:list-item>
              <text:p text:style-name="P5">Jogador espera sua vez de jogar e enquanto isso visualiza as jogadas dos demais jogadores.</text:p>
            </text:list-item>
            <text:list-item>
              <text:p text:style-name="P5">Recebe sinal do servidor para proceder com sua jogada.</text:p>
            </text:list-item>
            <text:list-item>
              <text:p text:style-name="P5">Escolhe carta e realiza jogada.</text:p>
            </text:list-item>
            <text:list-item>
              <text:p text:style-name="P5">Retorna ao passo 4.1 até que o jogo termine.</text:p>
              <text:p text:style-name="P5"/>
            </text:list-item>
          </text:list>
        </text:list-item>
      </text:list>
      <text:p text:style-name="P2">Opções de jogada para o players.</text:p>
      <text:p text:style-name="P2"/>
      <text:p text:style-name="P1">Os players possuem as seguintes opções de jogada.</text:p>
      <text:p text:style-name="P1"/>
      <text:list xml:id="list8740866523773505874" text:style-name="L3">
        <text:list-item>
          <text:p text:style-name="P6">Jogar um carta.</text:p>
        </text:list-item>
        <text:list-item>
          <text:p text:style-name="P6">Aumentar aposta (truco 4 pontos, meia 8 pontos, pedir 9, 10 pontos e Jogo 12 pontos).</text:p>
        </text:list-item>
        <text:list-item>
          <text:p text:style-name="P6">Recusar aumento de aposta.</text:p>
        </text:list-item>
        <text:list-item>
          <text:p text:style-name="P6">Aceitar aposta.</text:p>
        </text:list-item>
        <text:list-item>
          <text:p text:style-name="P6"/>
        </text:list-item>
      </text:list>
      <text:p text:style-name="P2">Sistema de codificações para envio de mensagens <text:span text:style-name="T1">(falta criar os códigos)</text:span>.</text:p>
      <text:p text:style-name="P1"/>
      <text:list xml:id="list8127028973499487960" text:style-name="L4">
        <text:list-item>
          <text:p text:style-name="P7">Sinal de envio de carta: “<text:span text:style-name="T2">00”</text:span>.</text:p>
        </text:list-item>
        <text:list-item>
          <text:p text:style-name="P7">Sinal de solicitação de aumento da aposta: “<text:span text:style-name="T2">01”</text:span>.</text:p>
        </text:list-item>
        <text:list-item>
          <text:p text:style-name="P7">Sinal de solicitação de aumento de aposta: “<text:span text:style-name="T2">02”</text:span>.</text:p>
        </text:list-item>
        <text:list-item>
          <text:p text:style-name="P7"><text:soft-page-break/>Sinal de recuso de aumento de aposta: “<text:span text:style-name="T2">03”</text:span>.</text:p>
          <text:p text:style-name="P7"/>
        </text:list-item>
      </text:list>
      <text:p text:style-name="P2">Estrutura de codificação das cartas.</text:p>
      <text:p text:style-name="P1"/>
      <text:p text:style-name="P1">As cartas residem em um vetor de string, de forma que a sua hierarquia esta atrelado a sua posição no vertor. Desta forma o “Zap” (4 de paus) estaria na primeira posição deste vetor, seguido pelo “7 copas” (7 de coração), “Espadilha” (Az de espada) e assim sucessivamente.</text:p>
      <text:p text:style-name="P1">Vertor de cartas.</text:p>
      <text:p text:style-name="P1"/>
      <text:list xml:id="list7628157938329741282" text:style-name="L5">
        <text:list-item>
          <text:p text:style-name="P8">4 de paus (zap).</text:p>
        </text:list-item>
        <text:list-item>
          <text:p text:style-name="P8">7 copas (7 de coração).</text:p>
        </text:list-item>
        <text:list-item>
          <text:p text:style-name="P8">Espadilha (Az de espada).</text:p>
        </text:list-item>
        <text:list-item>
          <text:p text:style-name="P8">Pica Fumo (7 de ouros).</text:p>
        </text:list-item>
        <text:list-item>
          <text:p text:style-name="P8">3. </text:p>
        </text:list-item>
        <text:list-item>
          <text:p text:style-name="P8">2.</text:p>
        </text:list-item>
        <text:list-item>
          <text:p text:style-name="P8">Az.</text:p>
        </text:list-item>
        <text:list-item>
          <text:p text:style-name="P8">Valetes.</text:p>
        </text:list-item>
        <text:list-item>
          <text:p text:style-name="P8">Damas.</text:p>
        </text:list-item>
        <text:list-item>
          <text:p text:style-name="P8">7.</text:p>
        </text:list-item>
        <text:list-item>
          <text:p text:style-name="P8">6.</text:p>
        </text:list-item>
        <text:list-item>
          <text:p text:style-name="P8">5.</text:p>
        </text:list-item>
        <text:list-item>
          <text:p text:style-name="P8">4.</text:p>
        </text:list-item>
      </text:list>
      <text:p text:style-name="P1"/>
      <text:p text:style-name="P2">Sistema de gerenciamento do jogo (Servidor).</text:p>
      <text:p text:style-name="P1"/>
      <text:p text:style-name="P1">O servidor é responsável por gerenciar o fluxo do jogo e consequentemente definir qual jogar deve jogar a cada jogada.</text:p>
      <text:p text:style-name="P1">O sistema de permissão funciona através de “sinais”, de modo enquanto um jogador faz uma jogada os demais estão bloqueados e qualquer informação enviada durante o período de bloqueio é descartada.</text:p>
      <text:p text:style-name="P1"/>
      <text:p text:style-name="P14"><text:span text:style-name="T3">Regras</text:span> do jogo</text:p>
      <text:p text:style-name="P1"/>
      <text:p text:style-name="P2"><text:span text:style-name="T3">Questões</text:span> do jogo que ainda precisão ser decididas</text:p>
      <text:p text:style-name="P1"/>
      <text:list xml:id="list4282766416677078563" text:style-name="L6">
        <text:list-item>
          <text:p text:style-name="P9">O jogo “cangar” como resolver? O jogador que detem a carta maior ganha rodada.</text:p>
        </text:list-item>
        <text:list-item>
          <text:p text:style-name="P9">Cartas como 3 e 2 devem possuir distinção de hierarquia por nipe? 3 de paus ser superior a 3 de coração por exemplo?</text:p>
        </text:list-item>
        <text:list-item>
          <text:p text:style-name="P11">Os jogadores devem possuir nicknames.</text:p>
        </text:list-item>
        <text:list-item>
          <text:p text:style-name="P12">Como vai ser o sistema de codificação e padrão de envio das mensagen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9:04:04.225438102</dc:date>
    <meta:editing-duration>PT59M3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77" meta:word-count="595" meta:character-count="3284" meta:non-whitespace-character-count="2826"/>
  </office:meta>
</office:document-meta>
</file>